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722e" officeooo:paragraph-rsid="001f722e"/>
    </style:style>
    <style:style style:name="P2" style:family="paragraph" style:parent-style-name="Standard">
      <style:text-properties officeooo:rsid="0020708d" officeooo:paragraph-rsid="0020708d"/>
    </style:style>
    <style:style style:name="P3" style:family="paragraph" style:parent-style-name="Standard">
      <style:text-properties officeooo:rsid="001f722e" officeooo:paragraph-rsid="001f722e"/>
    </style:style>
    <style:style style:name="T1" style:family="text">
      <style:text-properties officeooo:rsid="0020708d"/>
    </style:style>
    <style:style style:name="T2" style:family="text">
      <style:text-properties officeooo:rsid="00211ed5"/>
    </style:style>
    <style:style style:name="T3" style:family="text">
      <style:text-properties officeooo:rsid="0021eb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omotive Questions – II</text:p>
      <text:p text:style-name="P1"/>
      <text:p text:style-name="P1">1.<text:tab/>Const volatile</text:p>
      <text:p text:style-name="P1">2.<text:tab/>Difference between strings and arrays</text:p>
      <text:p text:style-name="P1">3.<text:tab/>Difference between ifelse ladder and switch**</text:p>
      <text:p text:style-name="P1">4.<text:tab/>Difference between mutex and semaphore!</text:p>
      <text:p text:style-name="P1">5.<text:tab/>Difference between structure and unions</text:p>
      <text:p text:style-name="P1">6.<text:tab/>How to register the driver to the kernel?</text:p>
      <text:p text:style-name="P1">7.<text:tab/>What function is required for insmod?</text:p>
      <text:p text:style-name="P1">8.<text:tab/>Explain what should be present inside init function of the driver program?</text:p>
      <text:p text:style-name="P1">9.<text:tab/>Difference between shm_close and shm_unlink</text:p>
      <text:p text:style-name="P1">10.<text:tab/>How to create a new shared memory?</text:p>
      <text:p text:style-name="P1">11.<text:tab/>How to register a signal and its handler for a process?</text:p>
      <text:p text:style-name="P1">12.<text:tab/>Are signal<text:span text:style-name="T1">s</text:span> synchronous or asynchronous?</text:p>
      <text:p text:style-name="P1">13.<text:tab/>How to send a signal from process P1 to process P2?</text:p>
      <text:p text:style-name="P1">14.<text:tab/>How to find what are all the shared memories present in the system?</text:p>
      <text:p text:style-name="P1">15.<text:tab/>Can we use break inside if ?</text:p>
      <text:p text:style-name="P2">16.<text:tab/>What is padding? Why it is necessary?</text:p>
      <text:p text:style-name="P2">17.<text:tab/>Why bit-fields?</text:p>
      <text:p text:style-name="P1"/>
      <text:p text:style-name="P1">Programs:</text:p>
      <text:p text:style-name="P1"/>
      <text:p text:style-name="P1">1.<text:tab/>Find the linked list is circular or not?</text:p>
      <text:p text:style-name="P1">2.<text:tab/>Print the prime numbers from 1 – 20?</text:p>
      <text:p text:style-name="P1">3.<text:tab/>Print the pattern</text:p>
      <text:p text:style-name="P1"><text:tab/><text:tab/><text:tab/>*</text:p>
      <text:p text:style-name="P1"><text:tab/><text:tab/> <text:s text:c="9"/>* <text:s/>*</text:p>
      <text:p text:style-name="P1"><text:tab/><text:tab/> <text:s text:c="7"/>* <text:s/>* <text:s/>*</text:p>
      <text:p text:style-name="P1"><text:tab/><text:tab/> <text:s text:c="9"/>* <text:s/>*</text:p>
      <text:p text:style-name="P1"><text:tab/><text:tab/><text:tab/>*</text:p>
      <text:p text:style-name="P1"/>
      <text:p text:style-name="P1">Predict the outputs:</text:p>
      <text:p text:style-name="P1">1.<text:tab/>main(void) {</text:p>
      <text:p text:style-name="P1"><text:tab/><text:tab/>int i;</text:p>
      <text:p text:style-name="P1"><text:tab/><text:tab/>for(i=0;i&lt;20;i++);</text:p>
      <text:p text:style-name="P1"><text:tab/><text:tab/><text:tab/>printf(“Global Edge\n”);</text:p>
      <text:p text:style-name="P1"><text:tab/>}</text:p>
      <text:p text:style-name="P1">2.<text:tab/>main(void){</text:p>
      <text:p text:style-name="P1"><text:tab/><text:tab/>printf(“%d”);</text:p>
      <text:p text:style-name="P1"><text:tab/>}</text:p>
      <text:p text:style-name="P1">3.<text:tab/>main(void){</text:p>
      <text:p text:style-name="P1"><text:tab/><text:tab/>int i,j;</text:p>
      <text:p text:style-name="P1"><text:tab/><text:tab/>for(i=0;i&lt;10;i++) {</text:p>
      <text:p text:style-name="P1"><text:tab/><text:tab/><text:tab/>for( j=0; j&lt;13; j++) {</text:p>
      <text:p text:style-name="P1"><text:tab/><text:tab/><text:tab/><text:tab/>if( j == 2 ) </text:p>
      <text:p text:style-name="P1"><text:tab/><text:tab/><text:tab/><text:tab/><text:tab/>continue;</text:p>
      <text:p text:style-name="P1"><text:tab/><text:tab/><text:tab/><text:tab/>else if( j == 5 )</text:p>
      <text:p text:style-name="P1"><text:tab/><text:tab/><text:tab/><text:tab/><text:tab/>break;</text:p>
      <text:p text:style-name="P1"><text:tab/><text:tab/><text:tab/>}</text:p>
      <text:p text:style-name="P1"><text:tab/><text:tab/>}</text:p>
      <text:p text:style-name="P1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7:25:19.002645890</meta:creation-date>
    <dc:date>2016-10-18T08:56:57.778327497</dc:date>
    <meta:editing-duration>PT2M28S</meta:editing-duration>
    <meta:editing-cycles>2</meta:editing-cycles>
    <meta:generator>LibreOffice/4.2.4.2$Linux_x86 LibreOffice_project/420m0$Build-2</meta:generator>
    <meta:document-statistic meta:table-count="0" meta:image-count="0" meta:object-count="0" meta:page-count="1" meta:paragraph-count="47" meta:word-count="211" meta:character-count="1213" meta:non-whitespace-character-count="960"/>
  </office:meta>
</office:document-meta>
</file>